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bb5" officeooo:paragraph-rsid="0011ebb5"/>
    </style:style>
    <style:style style:name="P2" style:family="paragraph" style:parent-style-name="Standard">
      <style:text-properties officeooo:rsid="0012689e" officeooo:paragraph-rsid="001268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.</text:p>
      <text:p text:style-name="P2">Newwwww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2" meta:word-count="3" meta:character-count="19" meta:non-whitespace-character-count="18"/>
  </office:meta>
</office:document-meta>
</file>